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Bahnschrift SemiBold SemiConden" fo:font-style="italic" fo:font-weight="bold" officeooo:paragraph-rsid="0013280a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ahnschrift SemiBold SemiConden" fo:font-style="italic" fo:font-weight="bold" officeooo:paragraph-rsid="0013280a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ahnschrift SemiBold SemiConden" fo:font-style="italic" fo:font-weight="bold" officeooo:rsid="0013280a" officeooo:paragraph-rsid="0013280a" style:font-style-asian="italic" style:font-weight-asian="bold" style:font-style-complex="italic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Bahnschrift SemiBold SemiConden" fo:font-style="italic" fo:font-weight="bold" officeooo:rsid="0013280a" officeooo:paragraph-rsid="0013280a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ahnschrift SemiBold SemiConden" fo:font-style="normal" fo:font-weight="bold" officeooo:rsid="0011a11f" officeooo:paragraph-rsid="0011a11f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paragraph-properties fo:text-align="center" style:justify-single-word="false"/>
      <style:text-properties style:font-name="Bahnschrift SemiBold SemiConden" fo:font-style="normal" fo:font-weight="bold" officeooo:rsid="0011a11f" officeooo:paragraph-rsid="0011a11f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Bahnschrift SemiBold SemiConden" fo:font-style="normal" fo:font-weight="bold" officeooo:rsid="0011a11f" officeooo:paragraph-rsid="0011a11f" style:font-style-asian="normal" style:font-weight-asian="bold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Bahnschrift SemiBold SemiConden" fo:font-style="normal" fo:font-weight="bold" officeooo:rsid="0011a11f" officeooo:paragraph-rsid="0011a11f" style:font-style-asian="normal" style:font-weight-asian="bold" style:font-style-complex="normal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Bahnschrift SemiBold SemiConden" fo:font-style="normal" fo:font-weight="bold" officeooo:rsid="0011a11f" officeooo:paragraph-rsid="0011a11f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Bahnschrift SemiBold SemiConden" fo:font-style="normal" fo:font-weight="bold" officeooo:rsid="0013280a" officeooo:paragraph-rsid="0013280a" style:font-style-asian="normal" style:font-weight-asian="bold" style:font-style-complex="normal" style:font-weight-complex="bold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Bahnschrift SemiBold SemiConden" fo:font-style="normal" fo:font-weight="bold" officeooo:rsid="0013280a" officeooo:paragraph-rsid="0013280a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Bahnschrift SemiBold SemiConden" fo:font-style="normal" fo:font-weight="bold" officeooo:rsid="0013280a" officeooo:paragraph-rsid="0013280a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paragraph-properties fo:text-align="center" style:justify-single-word="false"/>
      <style:text-properties officeooo:paragraph-rsid="0013280a"/>
    </style:style>
    <style:style style:name="T1" style:family="text">
      <style:text-properties officeooo:rsid="0013280a"/>
    </style:style>
    <style:style style:name="T2" style:family="text">
      <style:text-properties fo:font-weight="bold"/>
    </style:style>
    <style:style style:name="T3" style:family="text">
      <style:text-properties style:font-name="Bahnschrift SemiBold SemiConden" fo:font-style="normal" fo:font-weight="bold" officeooo:rsid="0011a11f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3280a" style:font-style-asian="normal" style:font-weight-asian="bold" style:font-style-complex="normal" style:font-weight-complex="bold"/>
    </style:style>
    <style:style style:name="T6" style:family="text">
      <style:text-properties style:font-name="Bahnschrift"/>
    </style:style>
    <style:style style:name="T7" style:family="text">
      <style:text-properties style:font-name="Bahnschrift" fo:font-style="normal" fo:font-weight="bold" officeooo:rsid="0013280a" style:font-style-asian="normal" style:font-weight-asian="bold" style:font-style-complex="normal" style:font-weight-complex="bold"/>
    </style:style>
    <style:style style:name="T8" style:family="text">
      <style:text-properties style:font-name="Bahnschrift" fo:font-weight="bold"/>
    </style:style>
    <style:style style:name="T9" style:family="text">
      <style:text-properties style:font-name="Bahnschrift" fo:font-weight="bold" officeooo:rsid="0013280a" style:font-weight-asian="bold" style:font-weight-complex="bold"/>
    </style:style>
    <style:style style:name="T10" style:family="text">
      <style:text-properties style:font-name="Bahnschrift" officeooo:rsid="0013280a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4275706" text:style-name="L1">
        <text:list-header>
          <text:p text:style-name="P6">Liste des technologies pour le front-end</text:p>
          <text:p text:style-name="P6"/>
        </text:list-header>
        <text:list-item>
          <text:p text:style-name="P8">Javascript (vanilla)</text:p>
        </text:list-item>
        <text:list-item>
          <text:p text:style-name="P8">Angular</text:p>
        </text:list-item>
        <text:list-item>
          <text:p text:style-name="P8">Reactjs</text:p>
        </text:list-item>
        <text:list-item>
          <text:p text:style-name="P8">Vuejs</text:p>
        </text:list-item>
        <text:list-item>
          <text:p text:style-name="P8">Dart</text:p>
        </text:list-item>
      </text:list>
      <text:p text:style-name="P7"/>
      <text:list xml:id="list175447757558737" text:continue-numbering="true" text:style-name="L1">
        <text:list-header>
          <text:p text:style-name="P6">Liste des technologies pour le back-end</text:p>
        </text:list-header>
      </text:list>
      <text:p text:style-name="P5"/>
      <text:list xml:id="list121941674" text:style-name="L2">
        <text:list-item>
          <text:p text:style-name="P9">Python</text:p>
        </text:list-item>
        <text:list-item>
          <text:p text:style-name="P9">Node.js</text:p>
        </text:list-item>
        <text:list-item>
          <text:p text:style-name="P9">PHP</text:p>
        </text:list-item>
        <text:list-item>
          <text:p text:style-name="P9"><text:span text:style-name="Emphasis">Ruby on Rails</text:span> </text:p>
        </text:list-item>
      </text:list>
      <text:p text:style-name="P5"/>
      <text:list xml:id="list175447917096494" text:continue-list="list175447757558737" text:style-name="L1">
        <text:list-header>
          <text:p text:style-name="P13"><text:span text:style-name="T3">Liste des technologies pour la base de données</text:span></text:p>
          <text:p text:style-name="P13"><text:span text:style-name="T3"/></text:p>
          <text:p text:style-name="P1"><text:span text:style-name="T1">1) <text:s/>Pour le SQL :</text:span></text:p>
          <text:p text:style-name="P1"><text:span text:style-name="T1">2) </text:span>Oracle</text:p>
          <text:p text:style-name="P1"><text:span text:style-name="T1">3) </text:span>MySQL</text:p>
        </text:list-header>
      </text:list>
      <text:p text:style-name="P2"/>
      <text:p text:style-name="P3">Pour le NOSQL : </text:p>
      <text:p text:style-name="P3"/>
      <text:list xml:id="list2559025458" text:style-name="L3">
        <text:list-item>
          <text:p text:style-name="P4">MongoDB</text:p>
        </text:list-item>
        <text:list-item>
          <text:p text:style-name="P4">HBase</text:p>
          <text:p text:style-name="P4"/>
        </text:list-item>
      </text:list>
      <text:list xml:id="list175448712956616" text:continue-list="list175447917096494" text:style-name="L1">
        <text:list-header>
          <text:p text:style-name="P6">Liste des technologies pour la gestion de projet</text:p>
          <text:p text:style-name="P6"/>
        </text:list-header>
      </text:list>
      <text:list text:style-name="L5">
        <text:list-item>
          <text:p text:style-name="P11">Trello</text:p>
        </text:list-item>
        <text:list-item>
          <text:p text:style-name="P11">Jira</text:p>
        </text:list-item>
        <text:list-item>
          <text:p text:style-name="P11">Notion</text:p>
        </text:list-item>
      </text:list>
      <text:p text:style-name="P10"/>
      <text:p text:style-name="P12">Liste des outils pour la mise en place d’une veille technologiqu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17:24:42.824000000</meta:creation-date>
    <dc:date>2023-04-20T17:54:47.228000000</dc:date>
    <meta:editing-duration>PT30M3S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3" meta:word-count="83" meta:character-count="417" meta:non-whitespace-character-count="368"/>
  </office:meta>
</office:document-meta>
</file>